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ZAGACETA MACUYAMA, PAULO ALEXAND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23040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ZAGACETA MACUYAMA, PAULO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2304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UTIERREZ MASIAS, MAUR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2464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41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4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2/09/2021</text:p>
          </table:table-cell>
          <table:table-cell table:style-name="Tabla2.A2" office:value-type="string">
            <text:p text:style-name="P9">17766666</text:p>
          </table:table-cell>
          <table:table-cell table:style-name="Tabla2.A2" office:value-type="string">
            <text:p text:style-name="P9">1000.05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01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